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paragraph-rsid="0008d503"/>
    </style:style>
    <style:style style:name="P4" style:family="paragraph" style:parent-style-name="Standard">
      <style:paragraph-properties fo:text-align="justify"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officeooo:rsid="00106214" officeooo:paragraph-rsid="00106214"/>
    </style:style>
    <style:style style:name="P7" style:family="paragraph" style:parent-style-name="Standard">
      <style:paragraph-properties fo:text-align="justify" style:justify-single-word="false"/>
      <style:text-properties style:font-name="Arial" officeooo:rsid="00106214" officeooo:paragraph-rsid="001593a9"/>
    </style:style>
    <style:style style:name="P8" style:family="paragraph" style:parent-style-name="Standard">
      <style:paragraph-properties fo:text-align="justify" style:justify-single-word="false"/>
      <style:text-properties style:font-name="Arial" officeooo:rsid="0013d3b3" officeooo:paragraph-rsid="0013d3b3"/>
    </style:style>
    <style:style style:name="P9" style:family="paragraph" style:parent-style-name="Standard">
      <style:paragraph-properties fo:text-align="justify" style:justify-single-word="false"/>
      <style:text-properties style:font-name="Arial" officeooo:rsid="001593a9" officeooo:paragraph-rsid="001593a9"/>
    </style:style>
    <style:style style:name="P10" style:family="paragraph" style:parent-style-name="Standard">
      <style:paragraph-properties fo:text-align="justify" style:justify-single-word="false"/>
      <style:text-properties style:font-name="Arial" fo:font-weight="bold" officeooo:paragraph-rsid="000e3425" style:font-weight-asian="bold" style:font-weight-complex="bold"/>
    </style:style>
    <style:style style:name="P11" style:family="paragraph" style:parent-style-name="Standard" style:list-style-name="L1">
      <style:paragraph-properties fo:text-align="justify" style:justify-single-word="false"/>
      <style:text-properties style:font-name="Arial" officeooo:paragraph-rsid="000e3425"/>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paragraph-properties fo:text-align="justify" style:justify-single-word="false"/>
      <style:text-properties style:font-name="Arial" officeooo:rsid="001593a9" officeooo:paragraph-rsid="001593a9"/>
    </style:style>
    <style:style style:name="P14" style:family="paragraph" style:parent-style-name="Standard">
      <style:paragraph-properties fo:text-align="justify" style:justify-single-word="false"/>
      <style:text-properties style:font-name="Arial" officeooo:rsid="00371ed1" officeooo:paragraph-rsid="00371ed1"/>
    </style:style>
    <style:style style:name="P15" style:family="paragraph" style:parent-style-name="Standard">
      <style:paragraph-properties fo:text-align="justify" style:justify-single-word="false"/>
      <style:text-properties style:font-name="Arial" officeooo:rsid="0017d0c2" officeooo:paragraph-rsid="0017d0c2"/>
    </style:style>
    <style:style style:name="P16" style:family="paragraph" style:parent-style-name="Standard">
      <style:paragraph-properties fo:text-align="justify" style:justify-single-word="false"/>
      <style:text-properties style:font-name="Arial" officeooo:rsid="003e740e" officeooo:paragraph-rsid="003e740e"/>
    </style:style>
    <style:style style:name="P17" style:family="paragraph" style:parent-style-name="Standard">
      <style:paragraph-properties fo:text-align="justify" style:justify-single-word="false"/>
      <style:text-properties style:font-name="Arial" officeooo:rsid="00421e4d" officeooo:paragraph-rsid="00421e4d"/>
    </style:style>
    <style:style style:name="P18" style:family="paragraph" style:parent-style-name="Standard">
      <style:paragraph-properties fo:text-align="justify" style:justify-single-word="false"/>
      <style:text-properties style:font-name="Arial" officeooo:rsid="00421e4d" officeooo:paragraph-rsid="001593a9"/>
    </style:style>
    <style:style style:name="P19" style:family="paragraph" style:parent-style-name="Standard">
      <style:paragraph-properties fo:text-align="justify" style:justify-single-word="false"/>
      <style:text-properties style:font-name="Arial" officeooo:rsid="00421e4d" officeooo:paragraph-rsid="0044ef77"/>
    </style:style>
    <style:style style:name="P20" style:family="paragraph" style:parent-style-name="Standard">
      <style:paragraph-properties fo:text-align="justify" style:justify-single-word="false"/>
      <style:text-properties style:font-name="Arial" officeooo:rsid="0013d3b3" officeooo:paragraph-rsid="0013d3b3"/>
    </style:style>
    <style:style style:name="P21" style:family="paragraph" style:parent-style-name="Standard">
      <style:text-properties style:font-name="Arial" officeooo:paragraph-rsid="00482731"/>
    </style:style>
    <style:style style:name="P22" style:family="paragraph" style:parent-style-name="Standard" style:list-style-name="L1">
      <style:paragraph-properties fo:text-align="justify" style:justify-single-word="false"/>
      <style:text-properties officeooo:paragraph-rsid="000e3425"/>
    </style:style>
    <style:style style:name="P23" style:family="paragraph" style:parent-style-name="Text_20_body">
      <style:paragraph-properties fo:text-align="justify" style:justify-single-word="false"/>
      <style:text-properties style:font-name="Arial" officeooo:rsid="0013d3b3" officeooo:paragraph-rsid="0047c119"/>
    </style:style>
    <style:style style:name="P24" style:family="paragraph" style:parent-style-name="Text_20_body">
      <style:text-properties style:font-name="Arial"/>
    </style:style>
    <style:style style:name="P25" style:family="paragraph">
      <loext:graphic-properties draw:fill-color="#000000"/>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421e4d" style:font-weight-asian="bold" style:font-weight-complex="bold"/>
    </style:style>
    <style:style style:name="T3" style:family="text">
      <style:text-properties fo:font-weight="bold" officeooo:rsid="00440a18" style:font-weight-asian="bold" style:font-weight-complex="bold"/>
    </style:style>
    <style:style style:name="T4" style:family="text">
      <style:text-properties officeooo:rsid="0008d503"/>
    </style:style>
    <style:style style:name="T5" style:family="text">
      <style:text-properties style:font-name="Arial"/>
    </style:style>
    <style:style style:name="T6" style:family="text">
      <style:text-properties style:font-name="Arial" officeooo:rsid="000f956e"/>
    </style:style>
    <style:style style:name="T7" style:family="text">
      <style:text-properties officeooo:rsid="000e2aa8"/>
    </style:style>
    <style:style style:name="T8" style:family="text">
      <style:text-properties officeooo:rsid="000f956e"/>
    </style:style>
    <style:style style:name="T9" style:family="text">
      <style:text-properties officeooo:rsid="0013d3b3"/>
    </style:style>
    <style:style style:name="T10" style:family="text">
      <style:text-properties officeooo:rsid="001593a9"/>
    </style:style>
    <style:style style:name="T11" style:family="text">
      <style:text-properties style:text-position="super 58%"/>
    </style:style>
    <style:style style:name="T12" style:family="text">
      <style:text-properties officeooo:rsid="0016047c"/>
    </style:style>
    <style:style style:name="T13" style:family="text">
      <style:text-properties officeooo:rsid="00322376"/>
    </style:style>
    <style:style style:name="T14" style:family="text">
      <style:text-properties officeooo:rsid="0033d0ea"/>
    </style:style>
    <style:style style:name="T15" style:family="text">
      <style:text-properties officeooo:rsid="00342854"/>
    </style:style>
    <style:style style:name="T16" style:family="text">
      <style:text-properties officeooo:rsid="00356baa"/>
    </style:style>
    <style:style style:name="T17" style:family="text">
      <style:text-properties officeooo:rsid="00371ed1"/>
    </style:style>
    <style:style style:name="T18" style:family="text">
      <style:text-properties officeooo:rsid="00382dec"/>
    </style:style>
    <style:style style:name="T19" style:family="text">
      <style:text-properties officeooo:rsid="003bcf66"/>
    </style:style>
    <style:style style:name="T20" style:family="text">
      <style:text-properties officeooo:rsid="003dbff8"/>
    </style:style>
    <style:style style:name="T21" style:family="text">
      <style:text-properties officeooo:rsid="003fc0ed"/>
    </style:style>
    <style:style style:name="T22" style:family="text">
      <style:text-properties officeooo:rsid="0040e88d"/>
    </style:style>
    <style:style style:name="T23" style:family="text">
      <style:text-properties officeooo:rsid="00421e4d"/>
    </style:style>
    <style:style style:name="T24" style:family="text">
      <style:text-properties officeooo:rsid="00106214"/>
    </style:style>
    <style:style style:name="T25" style:family="text">
      <style:text-properties officeooo:rsid="00440a18"/>
    </style:style>
    <style:style style:name="T26" style:family="text">
      <style:text-properties officeooo:rsid="0017d0c2"/>
    </style:style>
    <style:style style:name="T27" style:family="text">
      <style:text-properties officeooo:rsid="004474b9"/>
    </style:style>
    <style:style style:name="T28" style:family="text">
      <style:text-properties officeooo:rsid="0044ef77"/>
    </style:style>
    <style:style style:name="T29" style:family="text">
      <style:text-properties officeooo:rsid="004625c7"/>
    </style:style>
    <style:style style:name="T30" style:family="text">
      <style:text-properties fo:font-style="italic" officeooo:rsid="004625c7"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4625c7" style:font-style-asian="normal" style:font-style-complex="normal"/>
    </style:style>
    <style:style style:name="T33" style:family="text">
      <style:text-properties fo:font-style="normal" officeooo:rsid="00469a8d" style:font-style-asian="normal" style:font-style-complex="normal"/>
    </style:style>
    <style:style style:name="T34" style:family="text">
      <style:text-properties officeooo:rsid="0047c119"/>
    </style:style>
    <style:style style:name="T35" style:family="text">
      <style:text-properties officeooo:rsid="0049e22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D’ÉMISSION R<text:span text:style-name="T7">ADIOPHONIQUE « </text:span><text:span text:style-name="T4">L’ESPRIT PUBLIC »</text:span></text:p>
      <text:p text:style-name="P3">« La guerre de l’information / Les journalistes sont-ils complices malgré eux de la</text:p>
      <text:p text:style-name="P3">désinformation ? »</text:p>
      <text:p text:style-name="P2"><text:span text:style-name="T4">Dimanche</text:span> 3<text:span text:style-name="T4">1 décembre</text:span> 2023 – 1<text:span text:style-name="T4">1</text:span> h – Maison de la Radio - Paris</text:p>
      <text:p text:style-name="P1"/>
      <text:p text:style-name="P10">Présents</text:p>
      <text:list xml:id="list383879719" text:style-name="L1">
        <text:list-item>
          <text:p text:style-name="P11">Hervé Gardette : journaliste et producteur </text:p>
        </text:list-item>
        <text:list-item>
          <text:p text:style-name="P22"><text:span text:style-name="T5">Anne-Lorraine Bujon : chercheuse </text:span><text:span text:style-name="T6">et d</text:span><text:span text:style-name="T5">irectrice de la rédaction de la revue Esprit</text:span></text:p>
        </text:list-item>
        <text:list-item>
          <text:p text:style-name="P11">Catherine Tricot : journaliste et autrice, Directrice de la revue Regards </text:p>
        </text:list-item>
        <text:list-item>
          <text:p text:style-name="P22"><text:span text:style-name="T5">Brice Couturier : journaliste, producteur de radio, </text:span><text:span text:style-name="T6">éditorialiste</text:span></text:p>
        </text:list-item>
        <text:list-item>
          <text:p text:style-name="P11">David Colon : historien, professeur à Sciences Po, auteur</text:p>
        </text:list-item>
        <text:list-item>
          <text:p text:style-name="P11">Thomas Huchon : journaliste, auteur, réalisateur, consultant et enseignant</text:p>
        </text:list-item>
      </text:list>
      <text:p text:style-name="P5"/>
      <text:p text:style-name="P5"><text:span text:style-name="T1">Ordre du jour</text:span> (émission radio donc pas d’ordre du jour)</text:p>
      <text:p text:style-name="P5"/>
      <text:p text:style-name="P4">1. Ouverture de l’émission</text:p>
      <text:p text:style-name="P5">L’émission débute à 1<text:span text:style-name="T4">1</text:span> h</text:p>
      <text:p text:style-name="P5"/>
      <text:p text:style-name="P5"><text:span text:style-name="T1">2. </text:span><text:span text:style-name="T2">Tiktok meneur de la désinsformation</text:span></text:p>
      <text:p text:style-name="P8"/>
      <text:p text:style-name="P23">Hervé Gardette : <text:span text:style-name="T34">Il </text:span>aborde le thème des armes utilisées pour contrer la guerre de la désinformation, mettant en avant TikTok comme exemple lié à la Chine.</text:p>
      <text:p text:style-name="P23">David Colon : <text:span text:style-name="T34">Il</text:span> illustre l'inefficacité de la propagande américaine en Afghanistan via la radio, comparée à la propagande chinoise sur TikTok avec sa collecte massive de données, le blocage de contenus non conformes au Parti communiste chinois, et la publicité ciblée. Il souligne également le partenariat <text:span text:style-name="T35">entre la Chine et la Russie</text:span> depuis 2020.</text:p>
      <text:p text:style-name="P24"><text:span text:style-name="T35">TikTok</text:span> est décrite comme <text:span text:style-name="T35">une</text:span> application divertissante, impliquant des danses ou des chansons, exposant les utilisateurs à des contenus désinformateurs en seulement 40 minutes. Le mode de recherche conduit à des réponses étranges à des questions simples, illustré par l'exemple de la forme de la Terre. En résumé, la guerre de l'information du 21e siècle se joue dans l'esprit des utilisateurs de ces applications.</text:p>
      <text:p text:style-name="P5"><text:span text:style-name="T1">3. L’</text:span><text:span text:style-name="T3">ia accélérateur de la désinformation</text:span></text:p>
      <text:p text:style-name="P15"/>
      <text:p text:style-name="P15">Thomas Huchon : <text:span text:style-name="T34">Il</text:span> aborde l'émergence des premières images créées par Midjourney, citant l'exemple d'une représentation du pape en doudoune. Il soulève la question de ce qui se passera lorsque des individus mal intentionnés maîtriseront les intelligences artificielles.</text:p>
      <text:p text:style-name="P15"/>
      <text:p text:style-name="P15">Hervé Gardette : <text:span text:style-name="T34">discussion</text:span> d'une image du pape en grosse doudoune blanche générée par Midjourney, soulignant que bien que cela puisse sembler anodin, cela devient problématique lorsqu'utilisé à des fins néfastes. Il évoque le cas de Bella Hadid, une Palestinienne victime de l'IA, avec la falsification de ses propos soutenant Israël, des déclarations qu'elle n'a jamais faites. Bien qu'il soit possible de démasquer ces manipulations, le temps entre le mensonge et la vérité favorise la propagation de la désinformation. Il souligne également les défis auxquels les journalistes sont confrontés dans la vérification des informations, en raison du manque de temps et de la transformation du travail de production en un travail à la chaîne. Il interroge sur la manière de ne pas devenir involontairement complice de la désinformation.</text:p>
      <text:p text:style-name="P15"><text:soft-page-break/>La question est posée sur l'impression que l'intelligence artificielle fait franchir un nouveau cap dans la désinformation.</text:p>
      <text:p text:style-name="P15"/>
      <text:p text:style-name="P15">Brice Couturier : <text:span text:style-name="T34">Il</text:span> exprime son intérêt pour la menace que représente l'IA pour la démocratie. Il évoque la manipulation des consciences liée à l'avancée des neurosciences, la vente de récits adaptés aux croyances individuelles, et la collecte de données facilitée par l'IA, illustrée par l'exemple de TikTok. Les deepfakes, qu'ils soient audio ou visuels, permettent de créer des faux en quantité illimitée, et les Russes utilisent des fermes à troll pour propager de la propagande et semer la division, menaçant ainsi les démocraties.</text:p>
      <text:p text:style-name="P15"/>
      <text:p text:style-name="P17"><text:span text:style-name="T1">4. Rôle des journalistes</text:span></text:p>
      <text:p text:style-name="P18"/>
      <text:p text:style-name="P18">Brice Couturier : <text:span text:style-name="T34">Il</text:span> souligne le rôle crucial des journalistes dans l<text:span text:style-name="T35">a</text:span> démystification des fausses informations. Il mentionne le concept de "debunking", consistant à rétablir la vérité face aux informations erronées.</text:p>
      <text:p text:style-name="P18"/>
      <text:p text:style-name="P18">Il évoque également le concept de "pre-bunking", citant l'exemple de Peter McIndoe et son initiative "Birds Aren't Real". Cette histoire invente un mythe invraisemblable selon lequel le gouvernement américain aurait supprimé tous les oiseaux pour les remplacer par des répliques utilisées pour espionner les gens. Cette absurdité s'est répandue dans tout le pays, mais elle sert à démystifier d'autres théories complotistes en exposant les caractéristiques communes telles qu'un vaste complot de pouvoir, un écocide terrible, et l'implication d'une secte.</text:p>
      <text:p text:style-name="P18"/>
      <text:p text:style-name="P18"><text:span text:style-name="T34">Il </text:span>suggère de multiplier les avertissements dans les écoles et les lycées afin de sensibiliser les jeunes aux pièges tendus par la désinformation, en particulier venant de sources russes et chinoises.</text:p>
      <text:p text:style-name="P17"/>
      <text:p text:style-name="P5"><text:span text:style-name="T2">5</text:span><text:span text:style-name="T1">. Ê</text:span><text:span text:style-name="T3">tre méfiant, le vrai risque ?</text:span></text:p>
      <text:p text:style-name="P17"/>
      <text:p text:style-name="P17">Hervé Gardette : <text:span text:style-name="T34">Il</text:span> souligne que le véritable risque lié à ces désinformations réside dans le fait de ne pas seulement se méfier de tout, mais également de remettre en question la fiabilité des journalistes, car la frontière entre le vrai et le faux devient de plus en plus floue.</text:p>
      <text:p text:style-name="P17"/>
      <text:p text:style-name="P17">Anne-Lorraine Bujon : <text:span text:style-name="T34">Il</text:span> confirme ce risque, en précisant que les nouvelles générations ne sont pas complètement crédules, mais plutôt hyper-sceptiques. Elles sont conscientes des tentatives de manipulation et sont très vigilantes. Anne-Lorraine Bujon mentionne également des entrepreneurs politiques qui n'ont pas de bonnes intentions, citant Giuliano Da Empoli et son ouvrage "Les Ingénieurs du chaos", qui expose comment des figures telles que Steve Bannon, Gianroberto Casaleggio et Vincent Bolloré construisent un empire médiatique pour influencer l<text:span text:style-name="T34">eur carrière</text:span> politique. Les individus sont de plus en plus conscients de ces manœuvres, mais le risque réside dans le potentiel glissement vers une forme de relativisme.</text:p>
      <text:p text:style-name="P5"/>
      <text:p text:style-name="P4"><text:span text:style-name="T23">6</text:span>. Fin de l’émission</text:p>
      <text:p text:style-name="P5">L’<text:span text:style-name="T8">émission se termine</text:span> à 1<text:span text:style-name="T4">1</text:span>h59</text:p>
      <text:p text:style-name="P21"><draw:path text:anchor-type="paragraph" draw:z-index="0" draw:name="Courbe de Bézier 1" draw:style-name="gr1" draw:text-style-name="P25" svg:width="3.749cm" svg:height="1.7cm" svg:x="12.72cm" svg:y="0.946cm" svg:viewBox="0 0 3750 1701" svg:d="M0 884c449 27 901-49 1349 27 258 43 507 146 772 190 270 44 544 62 817 0 248-57 561 97 752-108 262-283-403-898-465-190-27 300-287 1091-596 783-157-158-34-1461 133-460 70 419-421 505-618 298-274-287-437-1107-133-1107 350 0-102 790-376 891-422 156-1300 43-1193-459 98-466 733-322 1128-377 441-63 925-558 1346-296 418 262 141 932-45 1294-438 858-1376-205-1811-351-148-50-1108-224-133-296 542-40 1068-260 1591-432 375-122 763-140 1149-161l44-28"><text:p/></draw:path><text:tab/><text:tab/><text:tab/><text:tab/><text:tab/><text:tab/><text:tab/>Compte rendu rédigé par Hervé Gardet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16:03:05.576233586</meta:creation-date>
    <dc:date>2024-03-11T16:59:08.760582469</dc:date>
    <meta:editing-duration>PT1H58M12S</meta:editing-duration>
    <meta:editing-cycles>33</meta:editing-cycles>
    <meta:generator>LibreOffice/7.3.7.2$Linux_X86_64 LibreOffice_project/30$Build-2</meta:generator>
    <meta:document-statistic meta:table-count="0" meta:image-count="0" meta:object-count="0" meta:page-count="2" meta:paragraph-count="33" meta:word-count="864" meta:character-count="5614" meta:non-whitespace-character-count="4778"/>
  </office:meta>
</office:document-meta>
</file>